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3.6%"/>
    </style:style>
    <style:style style:name="T3" style:parent-style-name="DefaultParagraphFont" style:family="text">
      <style:text-properties style:text-position="super 63.6%"/>
    </style:style>
  </office:automatic-styles>
  <office:body>
    <office:text text:use-soft-page-breaks="true">
      <text:p text:style-name="P1">Hello, I am zawad. Thank you for inviting me to interview for the team member position. I am really excited to interview for the team member position<text:s/>at Betty’s. A little about myself: I am from Bangladesh. I am currently studying Bachelor of engineering major in Software at Swinburne. I am in my 2<text:span text:style-name="T2">nd</text:span><text:s/>year 2<text:span text:style-name="T3">nd</text:span><text:s/>semester. I have more than one year’s experience at Coles, with a focus on teamwork, customer service and maintaining the shop. I am known for my strong problem solving skills, ability to function<text:s/>under pressure<text:s/>and<text:s/>time management. I am very<text:s/>excited<text:s/>about the opportunity<text:s/>to contribute<text:s/>to Betty’s Burgers and to take on the responsibilities of the team member role.<text:s/></text:p>
      <text:p text:style-name="Normal">I have different passions at different times. Currently, I am fixated on learning guitar. I bought my guitar last November and after months of<text:s/>practice<text:s/>I am finally comfortable with the open chords. Although, I still cannot sing while playing guitar because the moment I start singing my strumming pattern and chords fall apart. So, I am now focusing on singing and learning bar chords. My progress has been slow as I have been learning from<text:s/>Youtube mainly and taking out some time to play guitar during semester is really difficult. Not to mention, playing guitar is really hard as well.</text:p>
      <text:p text:style-name="Normal"/>
      <text:p text:style-name="Normal">When you are working at Coles, you get to meet new people and<text:s/>see<text:s/>new faces every day. Getting trolleys for customers, showing them where the products are and helping them<text:s/>with their<text:s/>shopping<text:s/>is the basic part of working at Coles. Sometimes, customers shop a lot and it becomes harder for them to load all the products in their car really hard. So, we help them to take their trolley to their car.<text:s/>A lot of time elderly person have hard time shop around on their own, so we assist them in their shopping as well. If a customer drops something, picking it up or cleaning it is a natural thing for me. Through these actions, I believe I was able to provide great customer experience. 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D REDWAN AHMED ZAWAD</meta:initial-creator>
    <dc:creator>MD REDWAN AHMED ZAWAD</dc:creator>
    <meta:creation-date>2023-11-04T10:17:00Z</meta:creation-date>
    <dc:date>2023-11-05T01:45:00Z</dc:date>
    <meta:template xlink:href="Normal" xlink:type="simple"/>
    <meta:editing-cycles>1</meta:editing-cycles>
    <meta:editing-duration>PT39540S</meta:editing-duration>
    <meta:document-statistic meta:page-count="1" meta:paragraph-count="29" meta:word-count="283" meta:character-count="1924" meta:row-count="41" meta:non-whitespace-character-count="1670"/>
  </office:meta>
</office:document-meta>
</file>